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54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cy" table:style-name="ta1">
        <table:shapes>
          <draw:frame draw:z-index="0" draw:style-name="gr1" draw:text-style-name="P1" svg:width="8.9618in" svg:height="5.6114in" svg:x="0.1591in" svg:y="2.989in">
            <draw:object draw:notify-on-update-of-ranges="Speccy.B1:Speccy.G1 Speccy.A16:Speccy.A16 Speccy.B16:Speccy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.001556" calcext:value-type="float">
            <text:p>0.001556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1202" calcext:value-type="float">
            <text:p>0.0012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1067" calcext:value-type="float">
            <text:p>0.001067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2" calcext:value-type="float">
            <text:p>0.0006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893" calcext:value-type="float">
            <text:p>0.000893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475" calcext:value-type="float">
            <text:p>0.0004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736" calcext:value-type="float">
            <text:p>0.000736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413" calcext:value-type="float">
            <text:p>0.0004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404" calcext:value-type="float">
            <text:p>0.000404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45" calcext:value-type="float">
            <text:p>0.0004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76" calcext:value-type="float">
            <text:p>0.00057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433" calcext:value-type="float">
            <text:p>0.0004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03" calcext:value-type="float">
            <text:p>0.000503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57" calcext:value-type="float">
            <text:p>0.0003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99" calcext:value-type="float">
            <text:p>0.000599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386" calcext:value-type="float">
            <text:p>0.0003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11" calcext:value-type="float">
            <text:p>0.000511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36" calcext:value-type="float">
            <text:p>0.0003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0051" calcext:value-type="float">
            <text:p>0.00051</text:p>
          </table:table-cell>
          <table:table-cell table:style-name="ce2" office:value-type="float" office:value="0.000343" calcext:value-type="float">
            <text:p>0.000343</text:p>
          </table:table-cell>
          <table:table-cell table:style-name="ce2" office:value-type="float" office:value="0.000359" calcext:value-type="float">
            <text:p>0.000359</text:p>
          </table:table-cell>
          <table:table-cell table:style-name="ce2" office:value-type="float" office:value="0.000342" calcext:value-type="float">
            <text:p>0.000342</text:p>
          </table:table-cell>
          <table:table-cell table:style-name="ce2" office:value-type="float" office:value="0.000332" calcext:value-type="float">
            <text:p>0.000332</text:p>
          </table:table-cell>
          <table:table-cell table:style-name="ce2" office:value-type="float" office:value="0.000311" calcext:value-type="float">
            <text:p>0.000311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0404" calcext:value-type="float">
            <text:p>0.000404</text:p>
          </table:table-cell>
          <table:table-cell table:style-name="ce3" table:formula="of:=MIN([.C2:.C11])" office:value-type="float" office:value="0.000343" calcext:value-type="float">
            <text:p>0.000343</text:p>
          </table:table-cell>
          <table:table-cell table:style-name="ce3" table:formula="of:=MIN([.D2:.D11])" office:value-type="float" office:value="0.000359" calcext:value-type="float">
            <text:p>0.000359</text:p>
          </table:table-cell>
          <table:table-cell table:style-name="ce3" table:formula="of:=MIN([.E2:.E11])" office:value-type="float" office:value="0.000342" calcext:value-type="float">
            <text:p>0.000342</text:p>
          </table:table-cell>
          <table:table-cell table:style-name="ce3" table:formula="of:=MIN([.F2:.F11])" office:value-type="float" office:value="0.000332" calcext:value-type="float">
            <text:p>0.000332</text:p>
          </table:table-cell>
          <table:table-cell table:style-name="ce3" table:formula="of:=MIN([.G2:.G11])" office:value-type="float" office:value="0.000311" calcext:value-type="float">
            <text:p>0.0003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01556" calcext:value-type="float">
            <text:p>0.001556</text:p>
          </table:table-cell>
          <table:table-cell table:formula="of:=MAX([.C2:.C11])" office:value-type="float" office:value="0.001223" calcext:value-type="float">
            <text:p>0.001223</text:p>
          </table:table-cell>
          <table:table-cell table:formula="of:=MAX([.D2:.D11])" office:value-type="float" office:value="0.000801" calcext:value-type="float">
            <text:p>0.000801</text:p>
          </table:table-cell>
          <table:table-cell table:formula="of:=MAX([.E2:.E11])" office:value-type="float" office:value="0.000774" calcext:value-type="float">
            <text:p>0.000774</text:p>
          </table:table-cell>
          <table:table-cell table:formula="of:=MAX([.F2:.F11])" office:value-type="float" office:value="0.000813" calcext:value-type="float">
            <text:p>0.000813</text:p>
          </table:table-cell>
          <table:table-cell table:formula="of:=MAX([.G2:.G11])" office:value-type="float" office:value="0.001202" calcext:value-type="float">
            <text:p>0.00120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007355" calcext:value-type="float">
            <text:p>0.007355</text:p>
          </table:table-cell>
          <table:table-cell table:formula="of:=SUM([.C2:.C11])" office:value-type="float" office:value="0.005655" calcext:value-type="float">
            <text:p>0.005655</text:p>
          </table:table-cell>
          <table:table-cell table:formula="of:=SUM([.D2:.D11])" office:value-type="float" office:value="0.004899" calcext:value-type="float">
            <text:p>0.004899</text:p>
          </table:table-cell>
          <table:table-cell table:formula="of:=SUM([.E2:.E11])" office:value-type="float" office:value="0.004494" calcext:value-type="float">
            <text:p>0.004494</text:p>
          </table:table-cell>
          <table:table-cell table:formula="of:=SUM([.F2:.F11])" office:value-type="float" office:value="0.004787" calcext:value-type="float">
            <text:p>0.004787</text:p>
          </table:table-cell>
          <table:table-cell table:formula="of:=SUM([.G2:.G11])" office:value-type="float" office:value="0.004994" calcext:value-type="float">
            <text:p>0.00499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0674375" calcext:value-type="float">
            <text:p>0.000674375</text:p>
          </table:table-cell>
          <table:table-cell table:formula="of:=([.C14]-[.C12]-[.C13])/8" office:value-type="float" office:value="0.000511125" calcext:value-type="float">
            <text:p>0.000511125</text:p>
          </table:table-cell>
          <table:table-cell table:formula="of:=([.D14]-[.D12]-[.D13])/8" office:value-type="float" office:value="0.000467375" calcext:value-type="float">
            <text:p>0.000467375</text:p>
          </table:table-cell>
          <table:table-cell table:formula="of:=([.E14]-[.E12]-[.E13])/8" office:value-type="float" office:value="0.00042225" calcext:value-type="float">
            <text:p>0.00042225</text:p>
          </table:table-cell>
          <table:table-cell table:formula="of:=([.F14]-[.F12]-[.F13])/8" office:value-type="float" office:value="0.00045525" calcext:value-type="float">
            <text:p>0.00045525</text:p>
          </table:table-cell>
          <table:table-cell table:formula="of:=([.G14]-[.G12]-[.G13])/8" office:value-type="float" office:value="0.000435125" calcext:value-type="float">
            <text:p>0.0004351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*22)/[.B15]" office:value-type="float" office:value="1043929.56441149" calcext:value-type="float">
            <text:p>1043929.56441149</text:p>
          </table:table-cell>
          <table:table-cell table:formula="of:=(32*22)/[.C15]" office:value-type="float" office:value="1377353.87625336" calcext:value-type="float">
            <text:p>1377353.87625336</text:p>
          </table:table-cell>
          <table:table-cell table:formula="of:=(32*22)/[.D15]" office:value-type="float" office:value="1506285.10296871" calcext:value-type="float">
            <text:p>1506285.10296871</text:p>
          </table:table-cell>
          <table:table-cell table:formula="of:=(32*22)/[.E15]" office:value-type="float" office:value="1667258.73297809" calcext:value-type="float">
            <text:p>1667258.73297809</text:p>
          </table:table-cell>
          <table:table-cell table:formula="of:=(32*22)/[.F15]" office:value-type="float" office:value="1546403.07523339" calcext:value-type="float">
            <text:p>1546403.07523339</text:p>
          </table:table-cell>
          <table:table-cell table:formula="of:=(32*22)/[.G15]" office:value-type="float" office:value="1617925.88336685" calcext:value-type="float">
            <text:p>1617925.88336685</text:p>
          </table:table-cell>
          <table:table-cell table:number-columns-repeated="1017"/>
        </table:table-row>
      </table:table>
      <table:table table:name="EGA" table:style-name="ta1">
        <table:shapes>
          <draw:frame draw:z-index="0" draw:style-name="gr2" draw:text-style-name="P2" svg:width="9.0752in" svg:height="5.6559in" svg:x="0.1933in" svg:y="3.0004in">
            <draw:object draw:notify-on-update-of-ranges="EGA.B1:EGA.G1 EGA.A16:EGA.A16 EGA.B16:EGA.G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0829" calcext:value-type="float">
            <text:p>0.010829</text:p>
          </table:table-cell>
          <table:table-cell office:value-type="float" office:value="0.008681" calcext:value-type="float">
            <text:p>0.008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7205" calcext:value-type="float">
            <text:p>0.0072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8984" calcext:value-type="float">
            <text:p>0.008984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00599" calcext:value-type="float">
            <text:p>0.005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7191" calcext:value-type="float">
            <text:p>0.007191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.004984" calcext:value-type="float">
            <text:p>0.0049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6153" calcext:value-type="float">
            <text:p>0.006153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4632" calcext:value-type="float">
            <text:p>0.0046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819" calcext:value-type="float">
            <text:p>0.00581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4377" calcext:value-type="float">
            <text:p>0.0043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774" calcext:value-type="float">
            <text:p>0.005774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0406" calcext:value-type="float">
            <text:p>0.004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273" calcext:value-type="float">
            <text:p>0.00527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3944" calcext:value-type="float">
            <text:p>0.0039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057" calcext:value-type="float">
            <text:p>0.005057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4338" calcext:value-type="float">
            <text:p>0.004338</text:p>
          </table:table-cell>
          <table:table-cell office:value-type="float" office:value="0.003913" calcext:value-type="float">
            <text:p>0.0039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022" calcext:value-type="float">
            <text:p>0.005022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3" calcext:value-type="float">
            <text:p>0.0037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05025" calcext:value-type="float">
            <text:p>0.005025</text:p>
          </table:table-cell>
          <table:table-cell table:style-name="ce2" office:value-type="float" office:value="0.003766" calcext:value-type="float">
            <text:p>0.003766</text:p>
          </table:table-cell>
          <table:table-cell table:style-name="ce2" office:value-type="float" office:value="0.003624" calcext:value-type="float">
            <text:p>0.003624</text:p>
          </table:table-cell>
          <table:table-cell table:style-name="ce2" office:value-type="float" office:value="0.003679" calcext:value-type="float">
            <text:p>0.003679</text:p>
          </table:table-cell>
          <table:table-cell table:style-name="ce2" office:value-type="float" office:value="0.003641" calcext:value-type="float">
            <text:p>0.003641</text:p>
          </table:table-cell>
          <table:table-cell table:style-name="ce2" office:value-type="float" office:value="0.003585" calcext:value-type="float">
            <text:p>0.003585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5022" calcext:value-type="float">
            <text:p>0.005022</text:p>
          </table:table-cell>
          <table:table-cell table:style-name="ce3" table:formula="of:=MIN([.C2:.C11])" office:value-type="float" office:value="0.003666" calcext:value-type="float">
            <text:p>0.003666</text:p>
          </table:table-cell>
          <table:table-cell table:style-name="ce3" table:formula="of:=MIN([.D2:.D11])" office:value-type="float" office:value="0.003624" calcext:value-type="float">
            <text:p>0.003624</text:p>
          </table:table-cell>
          <table:table-cell table:style-name="ce3" table:formula="of:=MIN([.E2:.E11])" office:value-type="float" office:value="0.003679" calcext:value-type="float">
            <text:p>0.003679</text:p>
          </table:table-cell>
          <table:table-cell table:style-name="ce3" table:formula="of:=MIN([.F2:.F11])" office:value-type="float" office:value="0.00358" calcext:value-type="float">
            <text:p>0.00358</text:p>
          </table:table-cell>
          <table:table-cell table:style-name="ce3" table:formula="of:=MIN([.G2:.G11])" office:value-type="float" office:value="0.003585" calcext:value-type="float">
            <text:p>0.0035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10829" calcext:value-type="float">
            <text:p>0.010829</text:p>
          </table:table-cell>
          <table:table-cell table:formula="of:=MAX([.C2:.C11])" office:value-type="float" office:value="0.008681" calcext:value-type="float">
            <text:p>0.008681</text:p>
          </table:table-cell>
          <table:table-cell table:formula="of:=MAX([.D2:.D11])" office:value-type="float" office:value="0.007677" calcext:value-type="float">
            <text:p>0.007677</text:p>
          </table:table-cell>
          <table:table-cell table:formula="of:=MAX([.E2:.E11])" office:value-type="float" office:value="0.007654" calcext:value-type="float">
            <text:p>0.007654</text:p>
          </table:table-cell>
          <table:table-cell table:formula="of:=MAX([.F2:.F11])" office:value-type="float" office:value="0.007613" calcext:value-type="float">
            <text:p>0.007613</text:p>
          </table:table-cell>
          <table:table-cell table:formula="of:=MAX([.G2:.G11])" office:value-type="float" office:value="0.007205" calcext:value-type="float">
            <text:p>0.0072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065127" calcext:value-type="float">
            <text:p>0.065127</text:p>
          </table:table-cell>
          <table:table-cell table:formula="of:=SUM([.C2:.C11])" office:value-type="float" office:value="0.048626" calcext:value-type="float">
            <text:p>0.048626</text:p>
          </table:table-cell>
          <table:table-cell table:formula="of:=SUM([.D2:.D11])" office:value-type="float" office:value="0.047192" calcext:value-type="float">
            <text:p>0.047192</text:p>
          </table:table-cell>
          <table:table-cell table:formula="of:=SUM([.E2:.E11])" office:value-type="float" office:value="0.046283" calcext:value-type="float">
            <text:p>0.046283</text:p>
          </table:table-cell>
          <table:table-cell table:formula="of:=SUM([.F2:.F11])" office:value-type="float" office:value="0.04695" calcext:value-type="float">
            <text:p>0.04695</text:p>
          </table:table-cell>
          <table:table-cell table:formula="of:=SUM([.G2:.G11])" office:value-type="float" office:value="0.04642" calcext:value-type="float">
            <text:p>0.046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61595" calcext:value-type="float">
            <text:p>0.0061595</text:p>
          </table:table-cell>
          <table:table-cell table:formula="of:=([.C14]-[.C12]-[.C13])/8" office:value-type="float" office:value="0.004534875" calcext:value-type="float">
            <text:p>0.004534875</text:p>
          </table:table-cell>
          <table:table-cell table:formula="of:=([.D14]-[.D12]-[.D13])/8" office:value-type="float" office:value="0.004486375" calcext:value-type="float">
            <text:p>0.004486375</text:p>
          </table:table-cell>
          <table:table-cell table:formula="of:=([.E14]-[.E12]-[.E13])/8" office:value-type="float" office:value="0.00436875" calcext:value-type="float">
            <text:p>0.00436875</text:p>
          </table:table-cell>
          <table:table-cell table:formula="of:=([.F14]-[.F12]-[.F13])/8" office:value-type="float" office:value="0.004469625" calcext:value-type="float">
            <text:p>0.004469625</text:p>
          </table:table-cell>
          <table:table-cell table:formula="of:=([.G14]-[.G12]-[.G13])/8" office:value-type="float" office:value="0.00445375" calcext:value-type="float">
            <text:p>0.004453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0*200)/[.B15]" office:value-type="float" office:value="10390453.7705983" calcext:value-type="float">
            <text:p>10390453.7705983</text:p>
          </table:table-cell>
          <table:table-cell table:formula="of:=(320*200)/[.C15]" office:value-type="float" office:value="14112847.6529122" calcext:value-type="float">
            <text:p>14112847.6529122</text:p>
          </table:table-cell>
          <table:table-cell table:formula="of:=(320*200)/[.D15]" office:value-type="float" office:value="14265414.7279262" calcext:value-type="float">
            <text:p>14265414.7279262</text:p>
          </table:table-cell>
          <table:table-cell table:formula="of:=(320*200)/[.E15]" office:value-type="float" office:value="14649499.2846924" calcext:value-type="float">
            <text:p>14649499.2846924</text:p>
          </table:table-cell>
          <table:table-cell table:formula="of:=(320*200)/[.F15]" office:value-type="float" office:value="14318874.6259474" calcext:value-type="float">
            <text:p>14318874.6259474</text:p>
          </table:table-cell>
          <table:table-cell table:formula="of:=(320*200)/[.G15]" office:value-type="float" office:value="14369912.9946674" calcext:value-type="float">
            <text:p>14369912.9946674</text:p>
          </table:table-cell>
          <table:table-cell table:number-columns-repeated="1017"/>
        </table:table-row>
      </table:table>
      <table:table table:name="4K" table:style-name="ta1">
        <table:shapes>
          <draw:frame draw:z-index="0" draw:style-name="gr2" draw:text-style-name="P2" svg:width="50.4122in" svg:height="5.9669in" svg:x="0.0339in" svg:y="2.889in">
            <draw:object draw:notify-on-update-of-ranges="4K.B1:4K.N1 4K.A16:4K.A16 4K.B16:4K.N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6103" calcext:value-type="float">
            <text:p>6.86103</text:p>
          </table:table-cell>
          <table:table-cell office:value-type="float" office:value="3.66766" calcext:value-type="float">
            <text:p>3.66766</text:p>
          </table:table-cell>
          <table:table-cell office:value-type="float" office:value="2.07362" calcext:value-type="float">
            <text:p>2.07362</text:p>
          </table:table-cell>
          <table:table-cell office:value-type="float" office:value="1.7381" calcext:value-type="float">
            <text:p>1.7381</text:p>
          </table:table-cell>
          <table:table-cell office:value-type="float" office:value="1.474" calcext:value-type="float">
            <text:p>1.474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1.18858" calcext:value-type="float">
            <text:p>1.18858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1.18818" calcext:value-type="float">
            <text:p>1.18818</text:p>
          </table:table-cell>
          <table:table-cell office:value-type="float" office:value="1.19114" calcext:value-type="float">
            <text:p>1.19114</text:p>
          </table:table-cell>
          <table:table-cell office:value-type="float" office:value="1.19221" calcext:value-type="float">
            <text:p>1.19221</text:p>
          </table:table-cell>
          <table:table-cell office:value-type="float" office:value="1.1889" calcext:value-type="float">
            <text:p>1.1889</text:p>
          </table:table-cell>
          <table:table-cell office:value-type="float" office:value="1.18822" calcext:value-type="float">
            <text:p>1.1882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3999" calcext:value-type="float">
            <text:p>6.83999</text:p>
          </table:table-cell>
          <table:table-cell office:value-type="float" office:value="3.61722" calcext:value-type="float">
            <text:p>3.61722</text:p>
          </table:table-cell>
          <table:table-cell office:value-type="float" office:value="2.05197" calcext:value-type="float">
            <text:p>2.05197</text:p>
          </table:table-cell>
          <table:table-cell office:value-type="float" office:value="1.72993" calcext:value-type="float">
            <text:p>1.72993</text:p>
          </table:table-cell>
          <table:table-cell office:value-type="float" office:value="1.47308" calcext:value-type="float">
            <text:p>1.47308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1.18167" calcext:value-type="float">
            <text:p>1.18167</text:p>
          </table:table-cell>
          <table:table-cell office:value-type="float" office:value="1.18102" calcext:value-type="float">
            <text:p>1.18102</text:p>
          </table:table-cell>
          <table:table-cell office:value-type="float" office:value="1.17967" calcext:value-type="float">
            <text:p>1.17967</text:p>
          </table:table-cell>
          <table:table-cell office:value-type="float" office:value="1.18039" calcext:value-type="float">
            <text:p>1.18039</text:p>
          </table:table-cell>
          <table:table-cell office:value-type="float" office:value="1.18042" calcext:value-type="float">
            <text:p>1.18042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1.18148" calcext:value-type="float">
            <text:p>1.1814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029" calcext:value-type="float">
            <text:p>6.84029</text:p>
          </table:table-cell>
          <table:table-cell office:value-type="float" office:value="3.66032" calcext:value-type="float">
            <text:p>3.66032</text:p>
          </table:table-cell>
          <table:table-cell office:value-type="float" office:value="2.05213" calcext:value-type="float">
            <text:p>2.05213</text:p>
          </table:table-cell>
          <table:table-cell office:value-type="float" office:value="1.72752" calcext:value-type="float">
            <text:p>1.72752</text:p>
          </table:table-cell>
          <table:table-cell office:value-type="float" office:value="1.47267" calcext:value-type="float">
            <text:p>1.47267</text:p>
          </table:table-cell>
          <table:table-cell office:value-type="float" office:value="1.22148" calcext:value-type="float">
            <text:p>1.22148</text:p>
          </table:table-cell>
          <table:table-cell office:value-type="float" office:value="1.18131" calcext:value-type="float">
            <text:p>1.18131</text:p>
          </table:table-cell>
          <table:table-cell office:value-type="float" office:value="1.17855" calcext:value-type="float">
            <text:p>1.17855</text:p>
          </table:table-cell>
          <table:table-cell office:value-type="float" office:value="1.18134" calcext:value-type="float">
            <text:p>1.18134</text:p>
          </table:table-cell>
          <table:table-cell office:value-type="float" office:value="1.18003" calcext:value-type="float">
            <text:p>1.18003</text:p>
          </table:table-cell>
          <table:table-cell office:value-type="float" office:value="1.18509" calcext:value-type="float">
            <text:p>1.18509</text:p>
          </table:table-cell>
          <table:table-cell office:value-type="float" office:value="1.18194" calcext:value-type="float">
            <text:p>1.18194</text:p>
          </table:table-cell>
          <table:table-cell office:value-type="float" office:value="1.18082" calcext:value-type="float">
            <text:p>1.180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142" calcext:value-type="float">
            <text:p>6.84142</text:p>
          </table:table-cell>
          <table:table-cell office:value-type="float" office:value="3.70755" calcext:value-type="float">
            <text:p>3.70755</text:p>
          </table:table-cell>
          <table:table-cell office:value-type="float" office:value="2.05226" calcext:value-type="float">
            <text:p>2.05226</text:p>
          </table:table-cell>
          <table:table-cell office:value-type="float" office:value="1.72751" calcext:value-type="float">
            <text:p>1.72751</text:p>
          </table:table-cell>
          <table:table-cell office:value-type="float" office:value="1.47072" calcext:value-type="float">
            <text:p>1.47072</text:p>
          </table:table-cell>
          <table:table-cell office:value-type="float" office:value="1.23284" calcext:value-type="float">
            <text:p>1.23284</text:p>
          </table:table-cell>
          <table:table-cell office:value-type="float" office:value="1.18103" calcext:value-type="float">
            <text:p>1.18103</text:p>
          </table:table-cell>
          <table:table-cell office:value-type="float" office:value="1.18049" calcext:value-type="float">
            <text:p>1.18049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1.18093" calcext:value-type="float">
            <text:p>1.18093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1.18014" calcext:value-type="float">
            <text:p>1.18014</text:p>
          </table:table-cell>
          <table:table-cell office:value-type="float" office:value="1.17941" calcext:value-type="float">
            <text:p>1.1794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49" calcext:value-type="float">
            <text:p>6.8449</text:p>
          </table:table-cell>
          <table:table-cell office:value-type="float" office:value="3.65268" calcext:value-type="float">
            <text:p>3.65268</text:p>
          </table:table-cell>
          <table:table-cell office:value-type="float" office:value="2.05355" calcext:value-type="float">
            <text:p>2.05355</text:p>
          </table:table-cell>
          <table:table-cell office:value-type="float" office:value="1.72455" calcext:value-type="float">
            <text:p>1.72455</text:p>
          </table:table-cell>
          <table:table-cell office:value-type="float" office:value="1.47026" calcext:value-type="float">
            <text:p>1.47026</text:p>
          </table:table-cell>
          <table:table-cell office:value-type="float" office:value="1.2272" calcext:value-type="float">
            <text:p>1.2272</text:p>
          </table:table-cell>
          <table:table-cell office:value-type="float" office:value="1.17981" calcext:value-type="float">
            <text:p>1.17981</text:p>
          </table:table-cell>
          <table:table-cell office:value-type="float" office:value="1.17961" calcext:value-type="float">
            <text:p>1.17961</text:p>
          </table:table-cell>
          <table:table-cell office:value-type="float" office:value="1.17975" calcext:value-type="float">
            <text:p>1.17975</text:p>
          </table:table-cell>
          <table:table-cell office:value-type="float" office:value="1.17989" calcext:value-type="float">
            <text:p>1.17989</text:p>
          </table:table-cell>
          <table:table-cell office:value-type="float" office:value="1.18087" calcext:value-type="float">
            <text:p>1.18087</text:p>
          </table:table-cell>
          <table:table-cell office:value-type="float" office:value="1.18423" calcext:value-type="float">
            <text:p>1.18423</text:p>
          </table:table-cell>
          <table:table-cell office:value-type="float" office:value="1.181" calcext:value-type="float">
            <text:p>1.18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402" calcext:value-type="float">
            <text:p>6.84402</text:p>
          </table:table-cell>
          <table:table-cell office:value-type="float" office:value="3.69337" calcext:value-type="float">
            <text:p>3.69337</text:p>
          </table:table-cell>
          <table:table-cell office:value-type="float" office:value="2.05283" calcext:value-type="float">
            <text:p>2.05283</text:p>
          </table:table-cell>
          <table:table-cell office:value-type="float" office:value="1.72896" calcext:value-type="float">
            <text:p>1.72896</text:p>
          </table:table-cell>
          <table:table-cell office:value-type="float" office:value="1.46718" calcext:value-type="float">
            <text:p>1.46718</text:p>
          </table:table-cell>
          <table:table-cell office:value-type="float" office:value="1.21792" calcext:value-type="float">
            <text:p>1.21792</text:p>
          </table:table-cell>
          <table:table-cell office:value-type="float" office:value="1.18212" calcext:value-type="float">
            <text:p>1.18212</text:p>
          </table:table-cell>
          <table:table-cell office:value-type="float" office:value="1.18111" calcext:value-type="float">
            <text:p>1.18111</text:p>
          </table:table-cell>
          <table:table-cell office:value-type="float" office:value="1.18131" calcext:value-type="float">
            <text:p>1.18131</text:p>
          </table:table-cell>
          <table:table-cell office:value-type="float" office:value="1.18053" calcext:value-type="float">
            <text:p>1.18053</text:p>
          </table:table-cell>
          <table:table-cell office:value-type="float" office:value="1.18159" calcext:value-type="float">
            <text:p>1.18159</text:p>
          </table:table-cell>
          <table:table-cell office:value-type="float" office:value="1.18063" calcext:value-type="float">
            <text:p>1.18063</text:p>
          </table:table-cell>
          <table:table-cell office:value-type="float" office:value="1.182" calcext:value-type="float">
            <text:p>1.1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722" calcext:value-type="float">
            <text:p>6.84722</text:p>
          </table:table-cell>
          <table:table-cell office:value-type="float" office:value="3.67613" calcext:value-type="float">
            <text:p>3.67613</text:p>
          </table:table-cell>
          <table:table-cell office:value-type="float" office:value="2.05251" calcext:value-type="float">
            <text:p>2.05251</text:p>
          </table:table-cell>
          <table:table-cell office:value-type="float" office:value="1.72928" calcext:value-type="float">
            <text:p>1.72928</text:p>
          </table:table-cell>
          <table:table-cell office:value-type="float" office:value="1.47083" calcext:value-type="float">
            <text:p>1.47083</text:p>
          </table:table-cell>
          <table:table-cell office:value-type="float" office:value="1.22279" calcext:value-type="float">
            <text:p>1.22279</text:p>
          </table:table-cell>
          <table:table-cell office:value-type="float" office:value="1.17932" calcext:value-type="float">
            <text:p>1.17932</text:p>
          </table:table-cell>
          <table:table-cell office:value-type="float" office:value="1.17979" calcext:value-type="float">
            <text:p>1.17979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18159" calcext:value-type="float">
            <text:p>1.18159</text:p>
          </table:table-cell>
          <table:table-cell office:value-type="float" office:value="1.18202" calcext:value-type="float">
            <text:p>1.18202</text:p>
          </table:table-cell>
          <table:table-cell office:value-type="float" office:value="1.18015" calcext:value-type="float">
            <text:p>1.18015</text:p>
          </table:table-cell>
          <table:table-cell office:value-type="float" office:value="1.18366" calcext:value-type="float">
            <text:p>1.1836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351" calcext:value-type="float">
            <text:p>6.84351</text:p>
          </table:table-cell>
          <table:table-cell office:value-type="float" office:value="3.70145" calcext:value-type="float">
            <text:p>3.70145</text:p>
          </table:table-cell>
          <table:table-cell office:value-type="float" office:value="2.05293" calcext:value-type="float">
            <text:p>2.05293</text:p>
          </table:table-cell>
          <table:table-cell office:value-type="float" office:value="1.73082" calcext:value-type="float">
            <text:p>1.73082</text:p>
          </table:table-cell>
          <table:table-cell office:value-type="float" office:value="1.47247" calcext:value-type="float">
            <text:p>1.47247</text:p>
          </table:table-cell>
          <table:table-cell office:value-type="float" office:value="1.2251" calcext:value-type="float">
            <text:p>1.2251</text:p>
          </table:table-cell>
          <table:table-cell office:value-type="float" office:value="1.17979" calcext:value-type="float">
            <text:p>1.17979</text:p>
          </table:table-cell>
          <table:table-cell office:value-type="float" office:value="1.17901" calcext:value-type="float">
            <text:p>1.17901</text:p>
          </table:table-cell>
          <table:table-cell office:value-type="float" office:value="1.18015" calcext:value-type="float">
            <text:p>1.18015</text:p>
          </table:table-cell>
          <table:table-cell office:value-type="float" office:value="1.18296" calcext:value-type="float">
            <text:p>1.18296</text:p>
          </table:table-cell>
          <table:table-cell office:value-type="float" office:value="1.18054" calcext:value-type="float">
            <text:p>1.18054</text:p>
          </table:table-cell>
          <table:table-cell office:value-type="float" office:value="1.18085" calcext:value-type="float">
            <text:p>1.18085</text:p>
          </table:table-cell>
          <table:table-cell office:value-type="float" office:value="1.18081" calcext:value-type="float">
            <text:p>1.1808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329" calcext:value-type="float">
            <text:p>6.84329</text:p>
          </table:table-cell>
          <table:table-cell office:value-type="float" office:value="3.65758" calcext:value-type="float">
            <text:p>3.65758</text:p>
          </table:table-cell>
          <table:table-cell office:value-type="float" office:value="2.05208" calcext:value-type="float">
            <text:p>2.05208</text:p>
          </table:table-cell>
          <table:table-cell office:value-type="float" office:value="1.72528" calcext:value-type="float">
            <text:p>1.72528</text:p>
          </table:table-cell>
          <table:table-cell office:value-type="float" office:value="1.47476" calcext:value-type="float">
            <text:p>1.47476</text:p>
          </table:table-cell>
          <table:table-cell office:value-type="float" office:value="1.22418" calcext:value-type="float">
            <text:p>1.22418</text:p>
          </table:table-cell>
          <table:table-cell office:value-type="float" office:value="1.18216" calcext:value-type="float">
            <text:p>1.18216</text:p>
          </table:table-cell>
          <table:table-cell office:value-type="float" office:value="1.18487" calcext:value-type="float">
            <text:p>1.18487</text:p>
          </table:table-cell>
          <table:table-cell office:value-type="float" office:value="1.18048" calcext:value-type="float">
            <text:p>1.18048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1.18" calcext:value-type="float">
            <text:p>1.18</text:p>
          </table:table-cell>
          <table:table-cell office:value-type="float" office:value="1.18648" calcext:value-type="float">
            <text:p>1.18648</text:p>
          </table:table-cell>
          <table:table-cell office:value-type="float" office:value="1.18567" calcext:value-type="float">
            <text:p>1.185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6.84359" calcext:value-type="float">
            <text:p>6.84359</text:p>
          </table:table-cell>
          <table:table-cell table:style-name="ce2" office:value-type="float" office:value="3.69523" calcext:value-type="float">
            <text:p>3.69523</text:p>
          </table:table-cell>
          <table:table-cell table:style-name="ce2" office:value-type="float" office:value="2.05271" calcext:value-type="float">
            <text:p>2.05271</text:p>
          </table:table-cell>
          <table:table-cell table:style-name="ce2" office:value-type="float" office:value="1.72978" calcext:value-type="float">
            <text:p>1.72978</text:p>
          </table:table-cell>
          <table:table-cell table:style-name="ce2" office:value-type="float" office:value="1.47239" calcext:value-type="float">
            <text:p>1.47239</text:p>
          </table:table-cell>
          <table:table-cell table:style-name="ce2" office:value-type="float" office:value="1.22195" calcext:value-type="float">
            <text:p>1.22195</text:p>
          </table:table-cell>
          <table:table-cell table:style-name="ce2" office:value-type="float" office:value="1.18144" calcext:value-type="float">
            <text:p>1.18144</text:p>
          </table:table-cell>
          <table:table-cell table:style-name="ce2" office:value-type="float" office:value="1.17947" calcext:value-type="float">
            <text:p>1.17947</text:p>
          </table:table-cell>
          <table:table-cell table:style-name="ce2" office:value-type="float" office:value="1.18024" calcext:value-type="float">
            <text:p>1.18024</text:p>
          </table:table-cell>
          <table:table-cell table:style-name="ce2" office:value-type="float" office:value="1.18026" calcext:value-type="float">
            <text:p>1.18026</text:p>
          </table:table-cell>
          <table:table-cell table:style-name="ce2" office:value-type="float" office:value="1.18161" calcext:value-type="float">
            <text:p>1.18161</text:p>
          </table:table-cell>
          <table:table-cell table:style-name="ce2" office:value-type="float" office:value="1.17971" calcext:value-type="float">
            <text:p>1.17971</text:p>
          </table:table-cell>
          <table:table-cell table:style-name="ce2" office:value-type="float" office:value="1.1823" calcext:value-type="float">
            <text:p>1.1823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6.83999" calcext:value-type="float">
            <text:p>6.83999</text:p>
          </table:table-cell>
          <table:table-cell table:style-name="ce3" table:formula="of:=MIN([.C2:.C11])" office:value-type="float" office:value="3.61722" calcext:value-type="float">
            <text:p>3.61722</text:p>
          </table:table-cell>
          <table:table-cell table:style-name="ce3" table:formula="of:=MIN([.D2:.D11])" office:value-type="float" office:value="2.05197" calcext:value-type="float">
            <text:p>2.05197</text:p>
          </table:table-cell>
          <table:table-cell table:style-name="ce3" table:formula="of:=MIN([.E2:.E11])" office:value-type="float" office:value="1.72455" calcext:value-type="float">
            <text:p>1.72455</text:p>
          </table:table-cell>
          <table:table-cell table:style-name="ce3" table:formula="of:=MIN([.F2:.F11])" office:value-type="float" office:value="1.46718" calcext:value-type="float">
            <text:p>1.46718</text:p>
          </table:table-cell>
          <table:table-cell table:style-name="ce3" table:formula="of:=MIN([.G2:.G11])" office:value-type="float" office:value="1.21792" calcext:value-type="float">
            <text:p>1.21792</text:p>
          </table:table-cell>
          <table:table-cell table:style-name="ce3" table:formula="of:=MIN([.H2:.H11])" office:value-type="float" office:value="1.17932" calcext:value-type="float">
            <text:p>1.17932</text:p>
          </table:table-cell>
          <table:table-cell table:style-name="ce3" table:formula="of:=MIN([.I2:.I11])" office:value-type="float" office:value="1.17855" calcext:value-type="float">
            <text:p>1.17855</text:p>
          </table:table-cell>
          <table:table-cell table:style-name="ce3" table:formula="of:=MIN([.J2:.J11])" office:value-type="float" office:value="1.17865" calcext:value-type="float">
            <text:p>1.17865</text:p>
          </table:table-cell>
          <table:table-cell table:style-name="ce3" table:formula="of:=MIN([.K2:.K11])" office:value-type="float" office:value="1.17989" calcext:value-type="float">
            <text:p>1.17989</text:p>
          </table:table-cell>
          <table:table-cell table:style-name="ce3" table:formula="of:=MIN([.L2:.L11])" office:value-type="float" office:value="1.18" calcext:value-type="float">
            <text:p>1.18</text:p>
          </table:table-cell>
          <table:table-cell table:style-name="ce3" table:formula="of:=MIN([.M2:.M11])" office:value-type="float" office:value="1.17971" calcext:value-type="float">
            <text:p>1.17971</text:p>
          </table:table-cell>
          <table:table-cell table:style-name="ce3" table:formula="of:=MIN([.N2:.N11])" office:value-type="float" office:value="1.17941" calcext:value-type="float">
            <text:p>1.1794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6.86103" calcext:value-type="float">
            <text:p>6.86103</text:p>
          </table:table-cell>
          <table:table-cell table:formula="of:=MAX([.C2:.C11])" office:value-type="float" office:value="3.70755" calcext:value-type="float">
            <text:p>3.70755</text:p>
          </table:table-cell>
          <table:table-cell table:formula="of:=MAX([.D2:.D11])" office:value-type="float" office:value="2.07362" calcext:value-type="float">
            <text:p>2.07362</text:p>
          </table:table-cell>
          <table:table-cell table:formula="of:=MAX([.E2:.E11])" office:value-type="float" office:value="1.7381" calcext:value-type="float">
            <text:p>1.7381</text:p>
          </table:table-cell>
          <table:table-cell table:formula="of:=MAX([.F2:.F11])" office:value-type="float" office:value="1.47476" calcext:value-type="float">
            <text:p>1.47476</text:p>
          </table:table-cell>
          <table:table-cell table:formula="of:=MAX([.G2:.G11])" office:value-type="float" office:value="1.23284" calcext:value-type="float">
            <text:p>1.23284</text:p>
          </table:table-cell>
          <table:table-cell table:formula="of:=MAX([.H2:.H11])" office:value-type="float" office:value="1.18858" calcext:value-type="float">
            <text:p>1.18858</text:p>
          </table:table-cell>
          <table:table-cell table:formula="of:=MAX([.I2:.I11])" office:value-type="float" office:value="1.18762" calcext:value-type="float">
            <text:p>1.18762</text:p>
          </table:table-cell>
          <table:table-cell table:formula="of:=MAX([.J2:.J11])" office:value-type="float" office:value="1.18818" calcext:value-type="float">
            <text:p>1.18818</text:p>
          </table:table-cell>
          <table:table-cell table:formula="of:=MAX([.K2:.K11])" office:value-type="float" office:value="1.19114" calcext:value-type="float">
            <text:p>1.19114</text:p>
          </table:table-cell>
          <table:table-cell table:formula="of:=MAX([.L2:.L11])" office:value-type="float" office:value="1.19221" calcext:value-type="float">
            <text:p>1.19221</text:p>
          </table:table-cell>
          <table:table-cell table:formula="of:=MAX([.M2:.M11])" office:value-type="float" office:value="1.1889" calcext:value-type="float">
            <text:p>1.1889</text:p>
          </table:table-cell>
          <table:table-cell table:formula="of:=MAX([.N2:.N11])" office:value-type="float" office:value="1.18822" calcext:value-type="float">
            <text:p>1.1882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68.44926" calcext:value-type="float">
            <text:p>68.44926</text:p>
          </table:table-cell>
          <table:table-cell table:formula="of:=SUM([.C2:.C11])" office:value-type="float" office:value="36.72919" calcext:value-type="float">
            <text:p>36.72919</text:p>
          </table:table-cell>
          <table:table-cell table:formula="of:=SUM([.D2:.D11])" office:value-type="float" office:value="20.54659" calcext:value-type="float">
            <text:p>20.54659</text:p>
          </table:table-cell>
          <table:table-cell table:formula="of:=SUM([.E2:.E11])" office:value-type="float" office:value="17.29173" calcext:value-type="float">
            <text:p>17.29173</text:p>
          </table:table-cell>
          <table:table-cell table:formula="of:=SUM([.F2:.F11])" office:value-type="float" office:value="14.71836" calcext:value-type="float">
            <text:p>14.71836</text:p>
          </table:table-cell>
          <table:table-cell table:formula="of:=SUM([.G2:.G11])" office:value-type="float" office:value="12.24319" calcext:value-type="float">
            <text:p>12.24319</text:p>
          </table:table-cell>
          <table:table-cell table:formula="of:=SUM([.H2:.H11])" office:value-type="float" office:value="11.81723" calcext:value-type="float">
            <text:p>11.81723</text:p>
          </table:table-cell>
          <table:table-cell table:formula="of:=SUM([.I2:.I11])" office:value-type="float" office:value="11.81154" calcext:value-type="float">
            <text:p>11.81154</text:p>
          </table:table-cell>
          <table:table-cell table:formula="of:=SUM([.J2:.J11])" office:value-type="float" office:value="11.80887" calcext:value-type="float">
            <text:p>11.80887</text:p>
          </table:table-cell>
          <table:table-cell table:formula="of:=SUM([.K2:.K11])" office:value-type="float" office:value="11.81881" calcext:value-type="float">
            <text:p>11.81881</text:p>
          </table:table-cell>
          <table:table-cell table:formula="of:=SUM([.L2:.L11])" office:value-type="float" office:value="11.82753" calcext:value-type="float">
            <text:p>11.82753</text:p>
          </table:table-cell>
          <table:table-cell table:formula="of:=SUM([.M2:.M11])" office:value-type="float" office:value="11.82467" calcext:value-type="float">
            <text:p>11.82467</text:p>
          </table:table-cell>
          <table:table-cell table:formula="of:=SUM([.N2:.N11])" office:value-type="float" office:value="11.82537" calcext:value-type="float">
            <text:p>11.825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6.84353" calcext:value-type="float">
            <text:p>6.84353</text:p>
          </table:table-cell>
          <table:table-cell table:formula="of:=([.C14]-[.C12]-[.C13])/8" office:value-type="float" office:value="3.6755525" calcext:value-type="float">
            <text:p>3.6755525</text:p>
          </table:table-cell>
          <table:table-cell table:formula="of:=([.D14]-[.D12]-[.D13])/8" office:value-type="float" office:value="2.052625" calcext:value-type="float">
            <text:p>2.052625</text:p>
          </table:table-cell>
          <table:table-cell table:formula="of:=([.E14]-[.E12]-[.E13])/8" office:value-type="float" office:value="1.728635" calcext:value-type="float">
            <text:p>1.728635</text:p>
          </table:table-cell>
          <table:table-cell table:formula="of:=([.F14]-[.F12]-[.F13])/8" office:value-type="float" office:value="1.4720525" calcext:value-type="float">
            <text:p>1.4720525</text:p>
          </table:table-cell>
          <table:table-cell table:formula="of:=([.G14]-[.G12]-[.G13])/8" office:value-type="float" office:value="1.22405375" calcext:value-type="float">
            <text:p>1.22405375</text:p>
          </table:table-cell>
          <table:table-cell table:formula="of:=([.H14]-[.H12]-[.H13])/8" office:value-type="float" office:value="1.18116625" calcext:value-type="float">
            <text:p>1.18116625</text:p>
          </table:table-cell>
          <table:table-cell table:formula="of:=([.I14]-[.I12]-[.I13])/8" office:value-type="float" office:value="1.18067125" calcext:value-type="float">
            <text:p>1.18067125</text:p>
          </table:table-cell>
          <table:table-cell table:formula="of:=([.J14]-[.J12]-[.J13])/8" office:value-type="float" office:value="1.180255" calcext:value-type="float">
            <text:p>1.180255</text:p>
          </table:table-cell>
          <table:table-cell table:formula="of:=([.K14]-[.K12]-[.K13])/8" office:value-type="float" office:value="1.1809725" calcext:value-type="float">
            <text:p>1.1809725</text:p>
          </table:table-cell>
          <table:table-cell table:formula="of:=([.L14]-[.L12]-[.L13])/8" office:value-type="float" office:value="1.181915" calcext:value-type="float">
            <text:p>1.181915</text:p>
          </table:table-cell>
          <table:table-cell table:formula="of:=([.M14]-[.M12]-[.M13])/8" office:value-type="float" office:value="1.1820075" calcext:value-type="float">
            <text:p>1.1820075</text:p>
          </table:table-cell>
          <table:table-cell table:formula="of:=([.N14]-[.N12]-[.N13])/8" office:value-type="float" office:value="1.1822175" calcext:value-type="float">
            <text:p>1.18221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840*2160)/[.B15]" office:value-type="float" office:value="1212006.08457916" calcext:value-type="float">
            <text:p>1212006.08457916</text:p>
          </table:table-cell>
          <table:table-cell table:formula="of:=(3840*2160)/[.C15]" office:value-type="float" office:value="2256640.32822276" calcext:value-type="float">
            <text:p>2256640.32822276</text:p>
          </table:table-cell>
          <table:table-cell table:formula="of:=(3840*2160)/[.D15]" office:value-type="float" office:value="4040874.48998234" calcext:value-type="float">
            <text:p>4040874.48998234</text:p>
          </table:table-cell>
          <table:table-cell table:formula="of:=(3840*2160)/[.E15]" office:value-type="float" office:value="4798236.75906134" calcext:value-type="float">
            <text:p>4798236.75906134</text:p>
          </table:table-cell>
          <table:table-cell table:formula="of:=(3840*2160)/[.F15]" office:value-type="float" office:value="5634581.64705403" calcext:value-type="float">
            <text:p>5634581.64705403</text:p>
          </table:table-cell>
          <table:table-cell table:formula="of:=(3840*2160)/[.G15]" office:value-type="float" office:value="6776173.0234477" calcext:value-type="float">
            <text:p>6776173.0234477</text:p>
          </table:table-cell>
          <table:table-cell table:formula="of:=(3840*2160)/[.H15]" office:value-type="float" office:value="7022212.15684075" calcext:value-type="float">
            <text:p>7022212.15684075</text:p>
          </table:table-cell>
          <table:table-cell table:formula="of:=(3840*2160)/[.I15]" office:value-type="float" office:value="7025156.24057078" calcext:value-type="float">
            <text:p>7025156.24057078</text:p>
          </table:table-cell>
          <table:table-cell table:formula="of:=(3840*2160)/[.J15]" office:value-type="float" office:value="7027633.85878475" calcext:value-type="float">
            <text:p>7027633.85878475</text:p>
          </table:table-cell>
          <table:table-cell table:formula="of:=(3840*2160)/[.K15]" office:value-type="float" office:value="7023364.21889587" calcext:value-type="float">
            <text:p>7023364.21889587</text:p>
          </table:table-cell>
          <table:table-cell table:formula="of:=(3840*2160)/[.L15]" office:value-type="float" office:value="7017763.54475576" calcext:value-type="float">
            <text:p>7017763.54475576</text:p>
          </table:table-cell>
          <table:table-cell table:formula="of:=(3840*2160)/[.M15]" office:value-type="float" office:value="7017214.35777692" calcext:value-type="float">
            <text:p>7017214.35777692</text:p>
          </table:table-cell>
          <table:table-cell table:formula="of:=(3840*2160)/[.N15]" office:value-type="float" office:value="7015967.87393183" calcext:value-type="float">
            <text:p>7015967.8739318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22:31:57.09259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5-14T01:00:34.802100034</meta:creation-date>
    <dc:date>2025-06-24T23:45:34.940957000</dc:date>
    <meta:editing-duration>P2DT4H41M41S</meta:editing-duration>
    <meta:editing-cycles>24</meta:editing-cycles>
    <meta:generator>LibreOffice/25.2.4.3$MacOSX_AARCH64 LibreOffice_project/33e196637044ead23f5c3226cde09b47731f7e27</meta:generator>
    <meta:document-statistic meta:table-count="3" meta:cell-count="4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interval-major="4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8.048cm" svg:height="15.157cm" xlink:href=".." xlink:type="simple" chart:class="chart:scatter" chart:style-name="ch1">
        <chart:legend chart:legend-position="end" svg:x="124.297cm" svg:y="7.286cm" style:legend-expansion="high" chart:style-name="ch2"/>
        <chart:plot-area chart:style-name="ch3" svg:x="2.56cm" svg:y="0.303cm" svg:width="119.177cm" svg:height="14.551cm">
          <chart:coordinate-region svg:x="4.149cm" svg:y="0.496cm" svg:width="117.299cm" svg:height="13.7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K.B16:4K.N16" chart:label-cell-address="4K.A16:4K.A16" chart:class="chart:scatter">
            <chart:domain table:cell-range-address="4K.B1:4K.N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4K.B1:4K.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vg-PixPerSec:</text:p>
                <draw:g>
                  <svg:desc>4K.A16:4K.A16</svg:desc>
                </draw:g>
              </table:table-cell>
              <table:table-cell office:value-type="float" office:value="1212006.08457916">
                <text:p>1212006.08457916</text:p>
                <draw:g>
                  <svg:desc>4K.B16:4K.N16</svg:desc>
                </draw:g>
              </table:table-cell>
              <table:table-cell office:value-type="float" office:value="2256640.32822276">
                <text:p>2256640.32822276</text:p>
              </table:table-cell>
              <table:table-cell office:value-type="float" office:value="4040874.48998234">
                <text:p>4040874.48998234</text:p>
              </table:table-cell>
              <table:table-cell office:value-type="float" office:value="4798236.75906134">
                <text:p>4798236.75906134</text:p>
              </table:table-cell>
              <table:table-cell office:value-type="float" office:value="5634581.64705403">
                <text:p>5634581.64705403</text:p>
              </table:table-cell>
              <table:table-cell office:value-type="float" office:value="6776173.0234477">
                <text:p>6776173.0234477</text:p>
              </table:table-cell>
              <table:table-cell office:value-type="float" office:value="7022212.15684075">
                <text:p>7022212.15684075</text:p>
              </table:table-cell>
              <table:table-cell office:value-type="float" office:value="7025156.24057078">
                <text:p>7025156.24057078</text:p>
              </table:table-cell>
              <table:table-cell office:value-type="float" office:value="7027633.85878475">
                <text:p>7027633.85878475</text:p>
              </table:table-cell>
              <table:table-cell office:value-type="float" office:value="7023364.21889587">
                <text:p>7023364.21889587</text:p>
              </table:table-cell>
              <table:table-cell office:value-type="float" office:value="7017763.54475576">
                <text:p>7017763.54475576</text:p>
              </table:table-cell>
              <table:table-cell office:value-type="float" office:value="7017214.35777692">
                <text:p>7017214.35777692</text:p>
              </table:table-cell>
              <table:table-cell office:value-type="float" office:value="7015967.87393183">
                <text:p>7015967.87393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64cm" svg:height="14.254cm" xlink:href=".." xlink:type="simple" chart:class="chart:scatter" chart:style-name="ch1">
        <chart:legend chart:legend-position="end" svg:x="19.013cm" svg:y="6.835cm" style:legend-expansion="high" chart:style-name="ch2"/>
        <chart:plot-area chart:style-name="ch3" svg:x="0.455cm" svg:y="0.285cm" svg:width="18.103cm" svg:height="13.684cm">
          <chart:coordinate-region svg:x="2.044cm" svg:y="0.477cm" svg:width="16.321cm" svg:height="12.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cy.B16:Speccy.G16" chart:label-cell-address="Speccy.A16:Speccy.A16" chart:class="chart:scatter">
            <chart:domain table:cell-range-address="Speccy.B1:Speccy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ccy.B1:Speccy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Speccy.A16:Speccy.A16</svg:desc>
                </draw:g>
              </table:table-cell>
              <table:table-cell office:value-type="float" office:value="1043929.56441149">
                <text:p>1043929.56441149</text:p>
                <draw:g>
                  <svg:desc>Speccy.B16:Speccy.G16</svg:desc>
                </draw:g>
              </table:table-cell>
              <table:table-cell office:value-type="float" office:value="1377353.87625336">
                <text:p>1377353.87625336</text:p>
              </table:table-cell>
              <table:table-cell office:value-type="float" office:value="1506285.10296871">
                <text:p>1506285.10296871</text:p>
              </table:table-cell>
              <table:table-cell office:value-type="float" office:value="1667258.73297809">
                <text:p>1667258.73297809</text:p>
              </table:table-cell>
              <table:table-cell office:value-type="float" office:value="1546403.07523339">
                <text:p>1546403.07523339</text:p>
              </table:table-cell>
              <table:table-cell office:value-type="float" office:value="1617925.88336685">
                <text:p>1617925.88336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2cm" svg:height="14.367cm" xlink:href=".." xlink:type="simple" chart:class="chart:scatter" chart:style-name="ch1">
        <chart:legend chart:legend-position="end" svg:x="19.301cm" svg:y="6.891cm" style:legend-expansion="high" chart:style-name="ch2"/>
        <chart:plot-area chart:style-name="ch3" svg:x="0.461cm" svg:y="0.287cm" svg:width="18.379cm" svg:height="13.793cm">
          <chart:coordinate-region svg:x="2.241cm" svg:y="0.479cm" svg:width="16.406cm" svg:height="12.9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GA.B16:EGA.G16" chart:label-cell-address="EGA.A16:EGA.A16" chart:class="chart:scatter">
            <chart:domain table:cell-range-address="EGA.B1:EGA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EGA.B1:EGA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EGA.A16:EGA.A16</svg:desc>
                </draw:g>
              </table:table-cell>
              <table:table-cell office:value-type="float" office:value="10390453.7705983">
                <text:p>10390453.7705983</text:p>
                <draw:g>
                  <svg:desc>EGA.B16:EGA.G16</svg:desc>
                </draw:g>
              </table:table-cell>
              <table:table-cell office:value-type="float" office:value="14112847.6529122">
                <text:p>14112847.6529122</text:p>
              </table:table-cell>
              <table:table-cell office:value-type="float" office:value="14265414.7279262">
                <text:p>14265414.7279262</text:p>
              </table:table-cell>
              <table:table-cell office:value-type="float" office:value="14649499.2846924">
                <text:p>14649499.2846924</text:p>
              </table:table-cell>
              <table:table-cell office:value-type="float" office:value="14318874.6259474">
                <text:p>14318874.6259474</text:p>
              </table:table-cell>
              <table:table-cell office:value-type="float" office:value="14369912.9946674">
                <text:p>14369912.9946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